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NewRomanPS" svg:font-family="TimesNewRomanPS"/>
    <style:font-face style:name="TimesNewRomanPSMT" svg:font-family="TimesNewRomanPSMT"/>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style:font-name="Verdana" fo:font-weight="bold" style:font-weight-asian="bold" style:font-weight-complex="bold"/>
    </style:style>
    <style:style style:name="P6"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officeooo:paragraph-rsid="0012890c"/>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12db77" style:font-weight-asian="normal" style:font-weight-complex="normal"/>
    </style:style>
    <style:style style:name="P11" style:family="paragraph" style:parent-style-name="Text_20_body">
      <style:text-properties fo:font-weight="normal" officeooo:paragraph-rsid="0014b201" style:font-weight-asian="normal" style:font-weight-complex="normal"/>
    </style:style>
    <style:style style:name="P12" style:family="paragraph" style:parent-style-name="Text_20_body">
      <style:text-properties fo:font-weight="normal" officeooo:paragraph-rsid="0014d36e" style:font-weight-asian="normal" style:font-weight-complex="normal"/>
    </style:style>
    <style:style style:name="P13" style:family="paragraph" style:parent-style-name="Text_20_body">
      <style:text-properties fo:font-weight="normal" officeooo:paragraph-rsid="0015cb00" style:font-weight-asian="normal" style:font-weight-complex="normal"/>
    </style:style>
    <style:style style:name="P14" style:family="paragraph" style:parent-style-name="Text_20_body">
      <style:text-properties fo:font-weight="normal" officeooo:paragraph-rsid="0016f31f" style:font-weight-asian="normal" style:font-weight-complex="normal"/>
    </style:style>
    <style:style style:name="P15" style:family="paragraph" style:parent-style-name="Text_20_body">
      <style:text-properties fo:font-weight="normal" officeooo:paragraph-rsid="0018503f" style:font-weight-asian="normal" style:font-weight-complex="normal"/>
    </style:style>
    <style:style style:name="P16" style:family="paragraph" style:parent-style-name="Text_20_body" style:list-style-name="L1">
      <style:paragraph-properties fo:margin-top="0cm" fo:margin-bottom="0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Text_20_body" style:list-style-name="L1">
      <style:paragraph-properties fo:margin-top="0cm" fo:margin-bottom="0cm" style:contextual-spacing="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Heading_20_1">
      <style:paragraph-properties fo:text-align="center" style:justify-single-word="false"/>
      <style:text-properties fo:language="en" fo:country="US" fo:font-weight="bold" style:font-weight-asian="bold" style:font-weight-complex="bold"/>
    </style:style>
    <style:style style:name="T1" style:family="text">
      <style:text-properties fo:language="en" fo:country="US" fo:font-weight="bold" style:font-weight-asian="bold" style:font-weight-complex="bold"/>
    </style:style>
    <style:style style:name="T2" style:family="text">
      <style:text-properties fo:language="en" fo:country="US" fo:font-weight="bold" officeooo:rsid="0012890c" style:font-weight-asian="bold" style:font-weight-complex="bold"/>
    </style:style>
    <style:style style:name="T3" style:family="text">
      <style:text-properties fo:language="en" fo:country="US" style:font-weight-asian="bold" style:font-weight-complex="bold"/>
    </style:style>
    <style:style style:name="T4" style:family="text">
      <style:text-properties fo:language="en" fo:country="GB"/>
    </style:style>
    <style:style style:name="T5" style:family="text">
      <style:text-properties style:font-name="Verdana"/>
    </style:style>
    <style:style style:name="T6" style:family="text">
      <style:text-properties officeooo:rsid="0012890c"/>
    </style:style>
    <style:style style:name="T7" style:family="text">
      <style:text-properties style:font-name="TimesNewRomanPS" fo:font-size="14pt" officeooo:rsid="0012890c"/>
    </style:style>
    <style:style style:name="T8" style:family="text">
      <style:text-properties style:font-name="TimesNewRomanPSMT" fo:font-size="12pt" officeooo:rsid="0012890c"/>
    </style:style>
    <style:style style:name="T9" style:family="text">
      <style:text-properties officeooo:rsid="0012db77"/>
    </style:style>
    <style:style style:name="T10" style:family="text">
      <style:text-properties officeooo:rsid="0014b201"/>
    </style:style>
    <style:style style:name="T11" style:family="text">
      <style:text-properties officeooo:rsid="0014d36e"/>
    </style:style>
    <style:style style:name="T12" style:family="text">
      <style:text-properties officeooo:rsid="0015cb00"/>
    </style:style>
    <style:style style:name="T13" style:family="text">
      <style:text-properties officeooo:rsid="0016f31f"/>
    </style:style>
    <style:style style:name="T14" style:family="text">
      <style:text-properties officeooo:rsid="0018503f"/>
    </style:style>
    <style:style style:name="T15" style:family="text">
      <style:text-properties fo:color="#dc2300" style:font-name="Verdan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view template</text:h>
      <text:p text:style-name="Standard"><text:span text:style-name="T1">Article name:</text:span><text:span text:style-name="T3"> </text:span><text:span text:style-name="T7">Eye-based HCI with full specification of mouse and keyboard using pupil knowledge in the gaze estimation</text:span></text:p>
      <text:p text:style-name="P8"><text:span text:style-name="T2">Authors: </text:span><text:span text:style-name="T8">Kohei Arai and Ronny Mardiyanto </text:span></text:p>
      <text:p text:style-name="P4">found at: <text:span text:style-name="T6">IEEE Xplore</text:span></text:p>
      <text:p text:style-name="P4">Name: <text:span text:style-name="T6">Björn Forsberg</text:span></text:p>
      <text:p text:style-name="P4">Date: <text:span text:style-name="T6">15/4 - 2013</text:span></text:p>
      <text:p text:style-name="P2"/>
      <text:p text:style-name="P1"><text:span text:style-name="T4">What kind </text:span>of article is it? A review paper, a evaluative paper, a theory paper, practical paper, case study, etc?</text:p>
      <text:p text:style-name="P10"><text:span text:style-name="T9">Practical paper.</text:span></text:p>
      <text:p text:style-name="P1"/>
      <text:p text:style-name="P1">What can you gain from the article? Ideas, techniques, useful quotes?</text:p>
      <text:p text:style-name="P10"><text:span text:style-name="T9">The article describes mouse input via eye movement. It mentions problems with using blinking as an input method, since the input quality starts decreasing after about one hour of use, when the user gets tired.</text:span></text:p>
      <text:p text:style-name="P10"><text:span text:style-name="T9">The new method they use uses a three step approximation of where the user gazes (cursor position) consisting of pupil size and color, previous pupil location and pupil motion. The success rate for pointing is 96% without prior calibration, the success rate for clicks is 100% for left click (focusing on a point on the screen for 0.500 s) and initially 100% for right click (closing eye for 0.500 s), but decreasing after 1 hour.</text:span></text:p>
      <text:p text:style-name="P10"><text:span text:style-name="T9">The authors claim to introduce three keyboard button clicks (ie CTRL+ALT+DEL), but this is done by adding a new key that emulates this input to get around it, so effectively, it is just a one key input.</text:span></text:p>
      <text:p text:style-name="P1"/>
      <text:p text:style-name="P1">Is the author well-recongnized in his/her field? Is the author an authority in this area?</text:p>
      <text:p text:style-name="P15"><text:span text:style-name="T14">This is the first article I read within this field, so can't say as of now.</text:span></text:p>
      <text:p text:style-name="P1"/>
      <text:p text:style-name="P1">What contribution is the article making? What kind of contribution? Can it make a contribution to your own project, if so, how?</text:p>
      <text:p text:style-name="P10"><text:span text:style-name="T9">The article describes the implementation of a way of controlling the cursor with the eyes and an on screen keyboard that can be used without prior calibration and with a high success rate.</text:span></text:p>
      <text:p text:style-name="P10"><text:span text:style-name="T9">The contribution to our own project is probably limited to being an example of eye controlled input to the computer, </text:span><text:span text:style-name="T10">since it is quite specific in a field that we will only describe more generally.</text:span></text:p>
      <text:p text:style-name="P1"/>
      <text:p text:style-name="P1">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11"><text:span text:style-name="T10">The article describes a specific implementation of a hands-free computer input method. Two methods used within this implementation that the authors reference is ”deformable templates” </text:span><text:span text:style-name="T11">(ref </text:span><text:soft-page-break/><text:span text:style-name="T11">27), and the Viola-Jones method (ref 29). </text:span></text:p>
      <text:p text:style-name="P12"><text:span text:style-name="T11">The article can be used as examples of pupil based input methods in our project, but might be to specific for our more general approach to the subject.</text:span></text:p>
      <text:p text:style-name="P1"/>
      <text:p text:style-name="P1">Does conclusion follow logically from the work that has been presented? Are the arguments logical? Do they follow from eachother? Are they supported or contradicted by the work of others? Are alternative conclusions consistent with the discussions?</text:p>
      <text:p text:style-name="P12"><text:span text:style-name="T11">The conclusions seem to be well based on the work that has been presented. The arguments seem logical.</text:span></text:p>
      <text:p text:style-name="P12"><text:span text:style-name="T11">I can't at this point say if this article is contradicted by the work of others, since this is the first article I read within this area.</text:span></text:p>
      <text:p text:style-name="P1"/>
      <text:p text:style-name="P1">Can you differentiate fact from unsubstantiated opinion? If there are opinions in the article, do you agree with them? Are these opinions supported by logical arguments or other authors?</text:p>
      <text:p text:style-name="P13"><text:span text:style-name="T12">The article almost exclusively presents facts, supported by measurement data. </text:span></text:p>
      <text:p text:style-name="P1"/>
      <text:p text:style-name="P1">What do you feel about what has been written? Do you agree with statements that are made? Are there counter-arguments?</text:p>
      <text:p text:style-name="P13"><text:span text:style-name="T12">Seems reasonable, similar results have been reported by Anacan et.al.</text:span></text:p>
      <text:p text:style-name="P1"/>
      <text:p text:style-name="P1">Does the article contradict other view-points or support the status-quo? How does the article relate to other articles in the field?</text:p>
      <text:p text:style-name="P13"><text:span text:style-name="T12">See previous question.</text:span></text:p>
      <text:p text:style-name="P1"/>
      <text:p text:style-name="P1">What rerferences do they use? Are these appropriate and/or up-to-date? Which references can you use? Is the article referenced by other authors?</text:p>
      <text:p text:style-name="P15"><text:span text:style-name="T14">Referenced by Anacan et al, Singh et al.</text:span></text:p>
      <text:p text:style-name="P1"/>
      <text:p text:style-name="P1">Are there limits to what the author is suggesting? Is his/her argument applicable only in certain cases?</text:p>
      <text:p text:style-name="P1"/>
      <text:p text:style-name="P1">Can you use the results from the article in your own work? How does these results contribute and fit in to their field, and your own?</text:p>
      <text:p text:style-name="P14"><text:span text:style-name="T13">See above.</text:span></text:p>
      <text:p text:style-name="P1"/>
      <text:p text:style-name="P1">What is the major problem or issue being investigated?</text:p>
      <text:p text:style-name="P14"><text:span text:style-name="T13">Hands free computer input methods.</text:span></text:p>
      <text:p text:style-name="P1"/>
      <text:p text:style-name="P1">How clearly are the major concepts defined and explained?</text:p>
      <text:p text:style-name="P14"><text:span text:style-name="T13">Clearly.</text:span></text:p>
      <text:p text:style-name="P1"><text:soft-page-break/>Is there a clear research hypothesis that can be and is tested?</text:p>
      <text:p text:style-name="P14"><text:span text:style-name="T13">The authors </text:span></text:p>
      <text:p text:style-name="P1"/>
      <text:p text:style-name="P1">What type of research design or methodology is employed? Is it suitable and reliable?</text:p>
      <text:p text:style-name="P9"/>
      <text:p text:style-name="P1"/>
      <text:p text:style-name="P1">Have algorithms and statistical techniques been used appropriately? Can you apply them in your own work? What are the limitations of these techniques?</text:p>
      <text:p text:style-name="P9">??</text:p>
      <text:p text:style-name="P1"/>
      <text:p text:style-name="P1">Is the choice of measures, sample sizes and data appropriate? Have extranous factors and variables been considered?</text:p>
      <text:p text:style-name="P15"><text:span text:style-name="T14">Extranous factors and variables have been clearly stated and handled. The sample is limited to persons of asian descent, but have a large number of samples between them.</text:span></text:p>
      <text:p text:style-name="P1"/>
      <text:p text:style-name="P1">Can generalizations be made from these results? What are the limitations of these generalizations?</text:p>
      <text:p text:style-name="P15"><text:span text:style-name="T14">The methods used for pupil detection (see above) seem to be very precise when used together and might be of more general interest. However, the sample persons are all of asian descent and might not work as well to people of other races.</text:span></text:p>
      <text:p text:style-name="P1"/>
      <text:p text:style-name="P1">Are there implications of the results discussed?</text:p>
      <text:p text:style-name="P1"/>
      <text:p text:style-name="P1">What is your overall assesment of this study – in terms of its adequacy for explaining the research problem and the contribution it is making?</text:p>
      <text:p text:style-name="P1"/>
      <text:p text:style-name="P1"/>
      <text:p text:style-name="P1">Are the diagrams and figures readable? Relevant?</text:p>
      <text:p text:style-name="P14"><text:span text:style-name="T13">Readable and relevant.</text:span></text:p>
      <text:p text:style-name="P1"/>
      <text:p text:style-name="P1">Are the references and citations formatted properly?</text:p>
      <text:p text:style-name="P14"><text:span text:style-name="T13">Yes.</text:span></text:p>
      <text:p text:style-name="P1"/>
      <text:p text:style-name="P1">Will it interest people to read this article?</text:p>
      <text:p text:style-name="P14"><text:span text:style-name="T13">If the goal is to read about a successful implementation of pupil based input with cheap standard equipment this article is relevant.</text:span></text:p>
      <text:p text:style-name="P1"/>
      <text:p text:style-name="P5"/>
      <text:list xml:id="list512184219" text:style-name="L1">
        <text:list-item>
          <text:p text:style-name="P17">Excellent - This paper is amongst the best papers I have ever read (short-list <text:soft-page-break/>for best paper award) </text:p>
        </text:list-item>
        <text:list-item>
          <text:p text:style-name="P16"><text:span text:style-name="T5">Very good paper (Consider short listing for best paper award)</text:span> </text:p>
        </text:list-item>
        <text:list-item>
          <text:p text:style-name="P17">Sound paper - I recommend acceptance </text:p>
        </text:list-item>
        <text:list-item>
          <text:p text:style-name="P16"><text:span text:style-name="T15">Borderline</text:span><text:span text:style-name="T5"> - This paper could be accepted if there is room</text:span> </text:p>
        </text:list-item>
        <text:list-item>
          <text:p text:style-name="P16"><text:span text:style-name="T5">Poor - This paper has limited contribution, or the work is not yet ready for publication. I do not believe it should be accepted, but if other reviewers differ, </text:span><text:span text:style-name="T5">I would not oppose strongly</text:span> </text:p>
        </text:list-item>
        <text:list-item>
          <text:p text:style-name="P6"><text:span text:style-name="T5">Unacceptable - The work makes no contribution or, worse, it is flawed or scurrilous. I believe that publication of this paper would reflect badly on our community. I would strongly oppose any other outcome.</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NewRomanPS" svg:font-family="TimesNewRomanPS"/>
    <style:font-face style:name="TimesNewRomanPSMT" svg:font-family="TimesNewRomanPSMT"/>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8:13:36</dc:date>
    <meta:editing-duration>PT36M24S</meta:editing-duration>
    <meta:editing-cycles>12</meta:editing-cycles>
    <meta:generator>LibreOffice/3.6$MacOSX_x86 LibreOffice_project/2ef5aff-a6fb0ff-166bdff-cf087ad-0f1389</meta:generator>
    <meta:document-statistic meta:table-count="0" meta:image-count="0" meta:object-count="0" meta:page-count="4" meta:paragraph-count="61" meta:word-count="1078" meta:character-count="6375" meta:non-whitespace-character-count="5354"/>
  </office:meta>
</office:document-meta>
</file>